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PRAM_MEM_TB</text:p>
      <text:p text:style-name="Standard">library ieee;</text:p>
      <text:p text:style-name="Standard">use ieee.std_logic_1164.all;</text:p>
      <text:p text:style-name="Standard">use ieee.numeric_std.all;</text:p>
      <text:p text:style-name="Standard"/>
      <text:p text:style-name="Standard">entity dpram_mem_tb is</text:p>
      <text:p text:style-name="Standard">end entity dpram_mem_tb;</text:p>
      <text:p text:style-name="Standard"/>
      <text:p text:style-name="Standard">architecture dpram_mem of dpram_mem_tb is</text:p>
      <text:p text:style-name="Standard"/>
      <text:p text:style-name="Standard"><text:s text:c="2"/>-- component ports</text:p>
      <text:p text:style-name="Standard"><text:s text:c="2"/>signal DIN <text:s text:c="5"/>: std_logic_vector(7 downto 0) :=(others =&gt;'0');</text:p>
      <text:p text:style-name="Standard"><text:s text:c="2"/>signal ADDR_IN <text:s/>: std_logic_vector(7 downto 0) :=(others =&gt;'0');</text:p>
      <text:p text:style-name="Standard"><text:s text:c="2"/>signal WE <text:s text:c="6"/>: std_logic:='0';</text:p>
      <text:p text:style-name="Standard"><text:s text:c="2"/>signal CLK <text:s text:c="5"/>: std_logic:='1' ;</text:p>
      <text:p text:style-name="Standard"><text:s text:c="2"/>signal RST <text:s text:c="5"/>: std_logic;</text:p>
      <text:p text:style-name="Standard"><text:s text:c="2"/>signal ADDR_OUT : std_logic_vector(7 downto 0) :=(others =&gt;'0');</text:p>
      <text:p text:style-name="Standard"><text:s text:c="2"/>signal DOUT <text:s text:c="4"/>: std_logic_vector(7 downto 0);</text:p>
      <text:p text:style-name="Standard"/>
      <text:p text:style-name="Standard">begin <text:s/>-- architecture dpram_mem</text:p>
      <text:p text:style-name="Standard"/>
      <text:p text:style-name="Standard"><text:s text:c="2"/>DUT: entity work.dpram_mem</text:p>
      <text:p text:style-name="Standard"><text:s text:c="4"/>port map (</text:p>
      <text:p text:style-name="Standard"><text:s text:c="6"/>DIN <text:s text:c="5"/>=&gt; DIN,</text:p>
      <text:p text:style-name="Standard"><text:s text:c="6"/>ADDR_IN <text:s/>=&gt; ADDR_IN,</text:p>
      <text:p text:style-name="Standard"><text:s text:c="6"/>WE <text:s text:c="6"/>=&gt; WE,</text:p>
      <text:p text:style-name="Standard"><text:s text:c="6"/>CLK <text:s text:c="5"/>=&gt; CLK,</text:p>
      <text:p text:style-name="Standard"><text:s text:c="6"/>RST <text:s text:c="5"/>=&gt; RST,</text:p>
      <text:p text:style-name="Standard"><text:s text:c="6"/>ADDR_OUT =&gt; ADDR_OUT,</text:p>
      <text:p text:style-name="Standard"><text:s text:c="6"/>DOUT <text:s text:c="4"/>=&gt; DOUT);</text:p>
      <text:p text:style-name="Standard"/>
      <text:p text:style-name="Standard"><text:s text:c="2"/>CLK &lt;= not CLK after 5 ns;</text:p>
      <text:p text:style-name="Standard"><text:s text:c="2"/>RST &lt;= '1', '0' after 50 ns;</text:p>
      <text:p text:style-name="Standard"/>
      <text:p text:style-name="Standard"><text:s text:c="2"/>process is</text:p>
      <text:p text:style-name="Standard"><text:s text:c="2"/>begin <text:s/>-- process escritura</text:p>
      <text:p text:style-name="Standard"><text:s text:c="4"/>wait for 100 ns;</text:p>
      <text:p text:style-name="Standard"><text:s text:c="4"/>for i in 0 to 255 loop</text:p>
      <text:p text:style-name="Standard"><text:s text:c="6"/>DIN &lt;= <text:s/>std_logic_vector(to_unsigned(35+i, 8));</text:p>
      <text:p text:style-name="Standard"><text:s text:c="6"/>ADDR_IN &lt;= <text:s/>std_logic_vector(to_unsigned(i, 8));</text:p>
      <text:p text:style-name="Standard"><text:s text:c="6"/>WE &lt;= '1';</text:p>
      <text:p text:style-name="Standard"><text:s text:c="6"/>wait for 10 ns;</text:p>
      <text:p text:style-name="Standard"><text:s text:c="6"/>WE &lt;= '0';</text:p>
      <text:p text:style-name="Standard"><text:s text:c="6"/>wait for 10 ns;</text:p>
      <text:p text:style-name="Standard"><text:s text:c="4"/>end loop; <text:s/>-- i</text:p>
      <text:p text:style-name="Standard"><text:s text:c="2"/>end process;</text:p>
      <text:p text:style-name="Standard"/>
      <text:p text:style-name="Standard"><text:s text:c="2"/>process is</text:p>
      <text:p text:style-name="Standard"><text:s text:c="2"/>begin <text:s/>-- process lectura</text:p>
      <text:p text:style-name="Standard"><text:s text:c="4"/>wait for 200 ns;</text:p>
      <text:p text:style-name="Standard"><text:s text:c="4"/>for o in 0 to 255 loop</text:p>
      <text:p text:style-name="Standard"><text:s text:c="6"/>ADDR_OUT &lt;= std_logic_vector(to_unsigned(o, 8));</text:p>
      <text:p text:style-name="Standard"><text:soft-page-break/><text:s text:c="6"/>wait for 20 ns;</text:p>
      <text:p text:style-name="Standard"><text:s text:c="4"/>end loop; <text:s/>-- o</text:p>
      <text:p text:style-name="Standard"><text:s text:c="2"/>end process;</text:p>
      <text:p text:style-name="Standard"><text:s text:c="4"/></text:p>
      <text:p text:style-name="Standard"/>
      <text:p text:style-name="Standard">end architecture dpram_mem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dro Barquin Ayuso</meta:initial-creator>
    <meta:creation-date>2015-04-25T21:09:46.20</meta:creation-date>
    <dc:date>2015-04-29T12:03:33.90</dc:date>
    <dc:creator>Pedro Barquin Ayuso</dc:creator>
    <meta:editing-duration>PT1M25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2" meta:paragraph-count="49" meta:word-count="188" meta:character-count="1354"/>
  </office:meta>
</office:document-meta>
</file>